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fo:font-size="14pt" style:font-size-asian="14pt" style:font-size-complex="14pt"/>
    </style:style>
    <style:style style:name="P2" style:parent-style-name="ListParagraph" style:list-style-name="LFO1" style:family="paragraph">
      <style:text-properties fo:font-size="12pt" style:font-size-asian="12pt" style:font-size-complex="12pt"/>
    </style:style>
    <style:style style:name="P3" style:parent-style-name="ListParagraph" style:list-style-name="LFO1" style:family="paragraph">
      <style:text-properties fo:font-size="12pt" style:font-size-asian="12pt" style:font-size-complex="12pt"/>
    </style:style>
    <style:style style:name="P4" style:parent-style-name="Normal" style:family="paragraph">
      <style:paragraph-properties fo:margin-left="4.9166in">
        <style:tab-stops/>
      </style:paragraph-properties>
      <style:text-properties fo:font-size="12pt" style:font-size-asian="12pt" style:font-size-complex="12pt"/>
    </style:style>
  </office:automatic-styles>
  <office:body>
    <office:text text:use-soft-page-breaks="true">
      <text:p text:style-name="P1">Poročilo: Domača naloga</text:p>
      <text:list text:style-name="LFO1" text:continue-numbering="true">
        <text:list-item>
          <text:p text:style-name="P2">Naloga<text:s/></text:p>
        </text:list-item>
      </text:list>
      <text:p text:style-name="Normal">Pri nalogi ena je bilo potrebno<text:s/>v nizu poiskati črko »s« in od te črke naprej vse znake spremeniti iz malih v velike črke in obratno. V tej nalogi sem uporabil registre: r0 (kot bazni register, ki vsebuje NIZ1), r1<text:s/>(kot bazni register, ki vsebuje NIZ2), r2<text:s/>(register, ki služi kot števec), r3 (kot posredni register, ki vsebuje trenuten znak, ki ga preglejujem), r4<text:s/>(stevec, za shranjevanje v NIZ2).</text:p>
      <text:p text:style-name="Normal">Algoritem, ki sem ga napisal deluje tako, da najprej poišče znak »s« v nizu1, kar pa stori tako, da v zanki v posredni register r3 naloži znak, ki se nahaja na indeksu, ki je kot števec shranjen v r2. V tej zanki nato preverja znake, če so »s«, ki je v decimalnem zapisu 73. V primeru, da znak ni »s« preveri ali je slučajno konec niza,<text:s/>poveča števec<text:s/>r2, ter gre ponovno na začetek zanke.V primeru pa, da je najden znak »s« pa nadaljuje v naslednjo zanko »loop«.<text:s/></text:p>
      <text:p text:style-name="Normal">V zanki »loop«<text:s/>ponovno v register r3 naložimo znak niza s katerim bomo delali. Tu nato uporabimo nekaj pogoje s katerimi preverimo ali je znak črka: preverimo ali ima decimalno vrednost večjo kot 65<text:s/>(nad tem<text:s/>so<text:s/>črke pod tem pa ne), preverimo ali vsebuje znak 0<text:s/>(konec niza), preverimo ali je vrednost vecja od 122<text:s/>(nad to vrednostjo ni črk). Ko znak pride čez vse te pogoje še preverimo ali je znak mala črka<text:s/>tako, da ima vrednost nad 97, če ima<text:s/>nadaljujemo na oznako »male«,<text:s/>ali pa<text:s/>preverimo če ima vrednost pod 90, kar pomeni, da je crka velika in nadaljujemo na oznako »velike«.</text:p>
      <text:p text:style-name="Normal">Ko ugotovimo ali je naš znak mala ali velika črka ji lahko spremenimo vrednost tako, da odštejemo(v primeru, da je mala) ali prištejemo(v preimeru, da je velika) vrednost 32 saj so velike in male črke med sabo oddaljene za vrednost 32.Na koncu moramo pa še to shraniti, kar shranimo v register r3 z uprabo praznega niza in števca, ki določa indeks.<text:s/>Ko posamezno črko shranimo se vrnemo na zanko »loop«</text:p>
      <text:list text:style-name="LFO1" text:continue-numbering="true">
        <text:list-item>
          <text:p text:style-name="P3">Naloga<text:s/></text:p>
        </text:list-item>
      </text:list>
      <text:p text:style-name="Normal">Pri nalogi dva je bilo potrebno v tabeli poiskati najmanjšo vrednost ter jo shraniti, in shranitti njen indeks.</text:p>
      <text:p text:style-name="Normal">V tej nalogi sem uporabi registre: r0(bazni register, ki vsebuje TABELA), r1(bazni register, ki vsebuje velikost tabele), r2(bazni register ki na koncu shrani najmanjso spremenljivko), r3(bazni register, ki na koncu shrani indeks najmanjse spremenljivke),r5(števec, ki je namenjen za<text:s/>pregeled znakov v tabeli),<text:s/>r6(posredni registre, ki ga uporabljamo za pregled vrednosti, ki jih imamo v tabeli), r7(stevec, ki je namenjen za hranjenje indeksa najmanjsega stevila in primerjanje z dolžino tabele), r13(posredni register, ki vsebuje najmanjso stevilko),r14(posredni register, ki vsebuje indeks najmanjsega stevila)</text:p>
      <text:p text:style-name="Normal">Algoritem deluje tako, da ima na začetku zanko, ki prvo preverja ali je naš števec r7 že prišel do konca dolžine tabele 10,<text:s/>če<text:s/>še nismo prišli do konca tabele v register r6 naložimo trenutno vrednost iz tabele, ki jo<text:s/>nastavimo<text:s/>z uporabo<text:s/>tabele v<text:s/>r0 in števca r5.<text:s/>To vrednost iz r6 nato primerjamo z trenutnim najmanjšim številom, ki je shranjen v registru r13, če je vrednost v r6 večja kot v r13 povečamo števca in se vrnemo na začetek zanke, če je pa r6 manjše pa nadaljujemo na oznako »manjse«, kjer nastavimo registra r13 ter r14 na vrednost iz tabele in njen indeks. Ko se vrednosti prenesejo nato povečamo števca in se vrnemo v »zanka« dokler ne pridemo do konca tabele. Ko naš števec r7 doseže dolžino tabele skočimo v oznako »konec« kjer se naša najmanjša številka (nastavljena v r13) shrani v register r2, ter njen indeks<text:s/>(nastavljen v r14) sharni v register r3.</text:p>
      <text:p text:style-name="P4">David Borštner<text:s/></text:p>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l" fo:country="SI"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vid</meta:initial-creator>
    <dc:creator>David</dc:creator>
    <meta:creation-date>2018-01-09T21:59:00Z</meta:creation-date>
    <dc:date>2018-01-09T21:59:00Z</dc:date>
    <meta:template xlink:href="Normal" xlink:type="simple"/>
    <meta:editing-cycles>2</meta:editing-cycles>
    <meta:editing-duration>PT0S</meta:editing-duration>
    <meta:document-statistic meta:page-count="2" meta:paragraph-count="6" meta:word-count="522" meta:character-count="3498" meta:row-count="24" meta:non-whitespace-character-count="2982"/>
  </office:meta>
</office:document-meta>
</file>